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24 20:59   |   <text:a xlink:type="simple" xlink:href="http://palinfo.habago.org/Entry?Command=Information_PrintForum&amp;iPage=19&amp;sType=FORUM#FORUM37405"><text:span text:style-name="T2">#</text:span></text:a></text:p>
      <text:p text:style-name="P2">卡韓政變<text:span text:style-name="T3">(23)</text:span>：何止一線生機？<text:span text:style-name="T3"> <text:line-break/><text:line-break/></text:span>陳真<text:span text:style-name="T3">2019. 04. 24. <text:line-break/><text:line-break/><text:line-break/></text:span>底下這文章寫得不錯。不是什麼真知灼見，而只是說出很淺顯的事實。政治就算再複雜，其實玩來玩去都還是有跡可循。這文章標題說：<text:span text:style-name="T3">"</text:span>郭台銘給民進黨帶來一線生機<text:span text:style-name="T3">"</text:span>，但在我看來，何止一線生機，幾乎就快要反敗為勝。想來真是不可思議，原本票數都還不到人家國民黨的一半，根本毫無勝算可言，現在卻居然有可能反敗為勝。<text:span text:style-name="T3"> <text:line-break/><text:line-break/></text:span>如果有人說這只是一種偶然，只是一種預料之外，那他若非愚蠢，就是故意裝蒜。政治不會有什麼偶然，更不可能偶然到居然總是會在一些關鍵時刻剛好從天上掉下一份大禮。這其實就是一種奧步，出其不意在一切即將就緒準備徵召之際，突然趁你不注意，朝你背後開槍。<text:span text:style-name="T3"> <text:line-break/><text:line-break/></text:span>政治中人或商場大亨，除了極少數像韓國瑜那樣的罕見特例，其他個個全是精算師，精明得像什麼似的，又狠又準，一言一行每個細節全是算計，絕不可能不知道某個動作所可能造成的後果與影響。<text:span text:style-name="T3"> <text:line-break/><text:line-break/></text:span>換句話說，吳敦義、郭台銘等人，不但存心卡韓，而且即便因此讓民進黨勝出亦在所不惜。背後操盤者，就是美國。我知道一般人政治心思很<text:span text:style-name="T3"><text:s/>"</text:span>單純<text:span text:style-name="T3">"</text:span>，聽不慣這類老實話，但是，信也好，不信也罷，事實就是如此。美國絕不可能放任韓流崛起，因為那有可能是兩岸關係往好的方向、和平統一的方向走去的一個轉捩點。<text:span text:style-name="T3"> <text:line-break/><text:line-break/></text:span>聽說國民黨中常會今晚訂出所謂民調徵召之類的提名方式，把韓納入。韓會怎麼想怎麼回應，我不知道，但我相信，這齣戲仍會故意繼續拖，跟英、賴相爭一樣，打不死你就拖死你，拖到韓流灰飛湮滅為止，或是拖到韓流大傷，甚至由朱、郭勝出都有可能。<text:span text:style-name="T3"> <text:line-break/><text:line-break/></text:span>做為這島上一個居民，看盡政治戲碼，陰暗複雜，難免惆悵。很多機會就這樣流逝了。若干年後，回頭一看，才知是非滄桑，往往為時已晚。<text:span text:style-name="T3"> <text:line-break/><text:line-break/>============== <text:line-break/></text:span>郭台銘給民進黨帶來一線生機<text:span text:style-name="T3"> <text:line-break/><text:line-break/></text:span>美麗島電子報<text:span text:style-name="T3"> <text:line-break/><text:line-break/>2019</text:span>年<text:span text:style-name="T3">4</text:span>月<text:span text:style-name="T3">24</text:span>日<text:span text:style-name="T3"> <text:line-break/><text:line-break/></text:span>民進黨去年地方公職選舉兵敗如山倒，聲勢掉到谷底，出現一蹶不振的頹勢，眾議咸認<text:span text:style-name="T3">2020</text:span>總統大選必將交出政權。尤其韓流迄今仍然炙烈，黨內爭逐總統大位的無論蔡英文或賴清德，民意支持度都遠遠落後韓，甚至連柯文哲都遙遙領先蔡賴。原本毫無勝算的選情，現在平地一聲起，冒出一個郭台銘，天邊頓然出現一線曙光，生機乍現。<text:span text:style-name="T3"> <text:line-break/><text:line-break/></text:span>郭台銘自稱「媽祖乾兒子」，以接受媽祖托夢指示的「神話」出征，果然驚動江湖，威震八方。然而，當眾人從驚嚇與震撼中回神過來，冷靜一想，卻發現問題多多，他的現身不僅不能一舉定江山，反而會使國民黨黨內初選、總統大選乃至未來國政等連綿不絕的亂象變得更加紛亂，更難收拾，甚至將把台灣推入亂潮中，而失去平衡與定向。<text:span text:style-name="T3"> <text:line-break/><text:line-break/></text:span>郭台銘選擇的宣告出馬時機確實又準又狠，當時正是國民黨一些中常委醞釀在中常會提案「民調徵召」，希望不辦初選，直接把已宣布參選者和韓國瑜列入民調名單，結果出來後由全代會徵召為國民黨總統候選人。正要射出臨門一腳之際，郭台銘緊急叫停，說要參加初選，不接受徵召。如此一來，韓國瑜被動出山的捷徑被擋住，吳敦義主席只好回到「徵召初選」的舊調中，讓原本只要出馬就勝券在握的韓國瑜再陷入尷尬難行的困境中。<text:span text:style-name="T3"> <text:line-break/><text:line-break/></text:span>近日公布的民調多顯示，韓國瑜參選勝算大於郭台銘，現在好了，韓國瑜出不來，即使接受徵召參加黨內初選，還要經過韓郭廝殺，是否傷筋動骨尚難逆料。看在民進黨眼中，這真是國民黨轉入逆勢的端點，也是民進黨脫離逆境的一個轉機。何況正如王世堅所說，「郭台銘好打、韓國瑜難纏」，如果韓國瑜因此上不了陣，讓郭台銘這道民進黨的「天菜」出馬，則可以憑空取得滿艙滿谷的砲彈，屆時無論蔡英文還是賴清德領軍抗敵，都有機會越打越旺，贏得不可能的勝利。<text:span text:style-name="T3"> <text:line-break/><text:line-break/></text:span>郭台銘可受攻擊的弱點是在太多了。首先，他的「階級成分」不對，不僅是台灣首富，呼吸的空氣和絕大多數民眾有雲泥之別，連思維方式和關照面都截然不同。因此，他若代表國民黨參選，將如許信良所說，掀起一場階級戰爭，民進黨或柯文哲很容易把選戰主軸導向平民大眾和大老闆之間的戰爭，輕而易舉站上上風。<text:span text:style-name="T3"><text:line-break/><text:line-break/></text:span>郭台銘顯然無法像韓國瑜那樣，激發尋常百姓對民生苦楚的共鳴，他的科技產業優勝的經濟價值觀，對於勞苦耕種和捕撈的農漁大眾，根本不屑一顧，哪裡會像韓國瑜一樣拼命出去槍訂單？他已經問了，一個貨櫃的水果值幾個半導體？對於勞工大眾，郭台銘的思維方式和一貫作風，就是就算生產成本，壓縮越多越有利於經濟效益，豈有照顧勞工權益之理？<text:span text:style-name="T3"> <text:line-break/><text:line-break/></text:span>這樣的觀念放到各種社會福利、保險以及各項公用費用上，以郭台銘這種凡事經濟效益或企業經營眼光盤算的思維方式，顯然和現在台灣司空見慣的取悅性做法格格不入，極可能被選戰對手拿來做為攻擊砲彈，來激發平民大眾對大老闆的階級對立及不滿情緒。<text:span text:style-name="T3"> <text:line-break/><text:line-break/></text:span>民進黨原本在農漁民及勞工大眾之間擁有較高支持度，這次執政之後由於諸多政策侵犯農工大眾權益，而在去年選舉中嚐到眾叛親離的苦果。現在郭台銘一出，大有可能紛紛歸隊，<text:span text:style-name="T3"><text:s/></text:span>讓民進黨或柯文哲成為平民百姓的代理人，跟大老闆打一場轟轟烈烈的階級戰爭。<text:span text:style-name="T3"> <text:line-break/><text:line-break/></text:span>郭台銘另一個致命弱點在於企業家和政府首長的治理方式截然不同，即使他能意識其中的天差地別，但以他將近五十年的慣性思維和作風，一時之間也很難改過來。企業中一切唯老闆意思是從，凡事老闆說了算，但在民主體制中，利益與價值都是多元性的，必須相互尊重、包容忍讓、折衝妥協，否則衝突不斷，永無寧日。在台灣目前公民社會趨於成熟的社會中，對於郭台銘這種獨斷、霸道及單一價值觀主導的企業家，接受度肯定很低，他在選戰中必然遭各種利益與價值團體背離，是他們成為對手的夥伴。民進黨又可不費吹灰之力重新把失去的同盟找回來。<text:span text:style-name="T3"> <text:line-break/><text:line-break/></text:span>郭台銘送給民進黨最大的資本在於兩岸關係。眼前聲勢低迷的民進黨已經設定好以愛台<text:span text:style-name="T3">vs.</text:span>賣台、顧主權<text:span text:style-name="T3">vs.</text:span>重經濟輕民主為選戰主軸，正愁著韓國瑜辯論能力高強很難纏之際，郭台銘送上門來了。以他和大陸千絲萬縷、糾纏不清、難割難捨的關係，未來萬一當上總統，任何兩岸政策都可被解讀為賣台甚至叛國，這都是選戰最好的訴求。<text:span text:style-name="T3"> <text:line-break/><text:line-break/></text:span>許多民眾已經看出，郭台銘萬一當選總統，所引發的利益衝突問題將糾葛纏繞，繁複難解。目前已經激起各方強烈的責難與攻訐，甚至引發他對國家忠誠度的質疑。選戰尚未開打，這些質疑在對手陣營積極操作之下，已經快速發酵，極可能使他的聲望持續下挫，如果他成為國民黨候選人，攻擊的力道必定越來越強，對他造成殺傷力也越來越大。<text:span text:style-name="T3"> <text:line-break/><text:line-break/></text:span>恭喜民進黨，反敗為勝的天賜良機來了！<text:span text:style-name="T3"> <text:line-break/><text:line-break/></text:span>恭喜柯文哲，在三腳督中取勝的大好機會來了！<text:span text:style-name="T3"> <text:line-break/><text:line-break/></text:span>【作者<text:span text:style-name="T3"><text:s/></text:span>陳國祥／政治大學新聞系、新聞研究所碩士，台灣資深媒體人，曾任中央通訊社董事長、中央選舉委員會委員、《自立晚報》總編輯、《中國時報》總編輯、《中時晚報》社長、臺北市政府客家事務委員會委員、《中國時報》特約主筆、時報育才董事長。<text:span text:style-name="T3"><text:s/></text:span>現為<text:span text:style-name="T3">&lt;</text:span>大師鏈<text:span text:style-name="T3">&gt;</text:span>傳媒顧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